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6539" officeooo:paragraph-rsid="0014653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46539" officeooo:paragraph-rsid="0014653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46539" officeooo:paragraph-rsid="00146539" style:font-weight-asian="normal" style:font-weight-complex="normal"/>
    </style:style>
    <style:style style:name="T1" style:family="text">
      <style:text-properties officeooo:rsid="0015226b"/>
    </style:style>
    <style:style style:name="T2" style:family="text">
      <style:text-properties officeooo:rsid="00161d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APES MISE EN PLACE KUBE</text:p>
      <text:p text:style-name="P1"/>
      <text:p text:style-name="P2">- Télécharger kubectl (cf TP)</text:p>
      <text:p text:style-name="P2">- Rajouter le path du répertoire</text:p>
      <text:p text:style-name="P2">- Télécharger script init-kub sur welcome. Blablabla…</text:p>
      <text:p text:style-name="P2">- Deployer base de données via Onyxia</text:p>
      <text:p text:style-name="P2">- kubectl get pods : récupérer le nœuds</text:p>
      <text:p text:style-name="P2">- Récupérer le nom du pod</text:p>
      <text:p text:style-name="P2">- Modifier script port-forward</text:p>
      <text:p text:style-name="P2"/>
      <text:p text:style-name="P2">- <text:span text:style-name="T1">En fin de formation : détruire les bases de données créées </text:span><text:span text:style-name="T2">sur onyxi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hilippe Sabaa</meta:initial-creator>
    <meta:creation-date>2022-09-13T14:57:57.714000000</meta:creation-date>
    <dc:date>2022-09-13T15:58:32.724000000</dc:date>
    <dc:creator>Philippe Sabaa</dc:creator>
    <meta:editing-duration>PT4M17S</meta:editing-duration>
    <meta:editing-cycles>3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9" meta:word-count="62" meta:character-count="341" meta:non-whitespace-character-count="288"/>
  </office:meta>
</office:document-meta>
</file>